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</text:user-field-decls>
      <text:p text:style-name="P4"><text:date style:data-style-name="N106" text:date-value="2011-01-28T12:14:46">28 January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2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Desexing</text:p>
      <text:p text:style-name="P1"/>
      <text:p text:style-name="P2"/>
      <text:p text:style-name="P2">We wish to advise that <text:user-field-get text:name="PatientName">patient.entity.name</text:user-field-get> is now due to be desexed.</text:p>
      <text:p text:style-name="P2"/>
      <text:p text:style-name="Text_20_body">It is important to desex our pets to avoid unwanted puppies and kittens in our community . <text:user-field-get text:name="PatientName">patient.entity.name</text:user-field-get> is now due for this procedure and will spend one day is hospital with us from early morning until late afternoon to ensure a full and healthy recovery. <text:s/>We want to support you to maintain the best possible healthcare program that you wish to provide for <text:user-field-get text:name="PatientName">patient.entity.name</text:user-field-get>.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6</meta:editing-cycles>
    <meta:editing-duration>PT00H28M45S</meta:editing-duration>
    <meta:generator>OpenOffice.org/3.2$Unix OpenOffice.org_project/320m18$Build-9502</meta:generator>
    <dc:date>2011-01-28T12:14:46</dc:date>
    <meta:document-statistic meta:table-count="1" meta:image-count="0" meta:object-count="0" meta:page-count="1" meta:paragraph-count="11" meta:word-count="121" meta:character-count="887"/>
  </office:meta>
</office:document-meta>
</file>